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23600002305000012CD3628FC8C.wm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22cm" fo:min-width="0cm"/>
    </style:style>
    <style:style style:name="gr2" style:family="graphic">
      <style:graphic-properties style:protect="size"/>
    </style:style>
    <style:style style:name="pr1" style:family="presentation" style:parent-style-name="prs-strategy-title" style:list-style-name="L5">
      <style:graphic-properties draw:fill-color="#ffffff" draw:auto-grow-height="true" fo:min-height="3.506cm"/>
    </style:style>
    <style:style style:name="pr2" style:family="presentation" style:parent-style-name="prs-strategy-subtitle">
      <style:graphic-properties draw:fill-color="#ffffff" fo:min-height="9.525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family="'VL Pゴシック'" style:font-pitch="variable" fo:font-size="44pt" style:font-family-asian="'VL Pゴシック'" style:font-pitch-asian="variable" style:font-size-asian="44pt" style:font-size-complex="44pt"/>
    </style:style>
    <style:style style:name="P3" style:family="paragraph">
      <style:paragraph-properties fo:margin-left="0.6cm" fo:margin-right="0cm" fo:text-indent="-0.6cm"/>
      <style:text-properties fo:hyphenate="false"/>
    </style:style>
    <style:style style:name="P4" style:family="paragraph">
      <style:text-properties fo:font-family="'VL Pゴシック'" style:font-pitch="variable" fo:font-size="44pt" style:font-family-asian="'VL Pゴシック'" style:font-pitch-asian="variable" style:font-size-asian="44pt" style:font-size-complex="44pt"/>
    </style:style>
    <style:style style:name="P5" style:family="paragraph">
      <style:paragraph-properties fo:margin-left="0.6cm" fo:margin-right="0cm" fo:text-indent="-1cm"/>
      <style:text-properties fo:font-family="'VL Pゴシック'" style:font-pitch="variable" fo:font-size="40pt" style:font-family-asian="'VL Pゴシック'" style:font-pitch-asian="variable" style:font-size-asian="40pt" style:font-size-complex="40pt"/>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font-family="'VL Gothic'" style:font-family-generic="swiss" style:font-pitch="variable" fo:font-size="32pt" style:font-size-asian="32pt" style:font-size-complex="32pt" fo:hyphenate="true"/>
    </style:style>
    <style:style style:name="P8" style:family="paragraph">
      <style:paragraph-properties fo:margin-left="1.4cm" fo:margin-right="0cm" fo:text-indent="-1.2cm"/>
      <style:text-properties fo:font-family="'VL Pゴシック'" style:font-pitch="variable" fo:font-size="72pt" style:font-size-asian="72pt" style:font-size-complex="72pt" fo:hyphenate="true"/>
    </style:style>
    <style:style style:name="T1" style:family="text">
      <style:text-properties fo:font-family="'VL Pゴシック'" style:font-pitch="variable" fo:font-size="44pt" style:font-family-asian="'VL Pゴシック'" style:font-pitch-asian="variable" style:font-size-asian="44pt" style:font-size-complex="44pt"/>
    </style:style>
    <style:style style:name="T2" style:family="text">
      <style:text-properties fo:font-family="'VL Pゴシック'" style:font-pitch="variable" fo:font-size="44pt" fo:font-style="normal" style:font-family-asian="'VL Pゴシック'" style:font-pitch-asian="variable" style:font-size-asian="44pt" style:font-style-asian="normal" style:font-size-complex="44pt" style:font-style-complex="normal"/>
    </style:style>
    <style:style style:name="T3" style:family="text">
      <style:text-properties fo:font-family="'VL Pゴシック'" style:font-pitch="variable" fo:font-size="40pt" fo:font-style="normal" fo:font-weight="normal" style:font-family-asian="'VL Pゴシック'" style:font-pitch-asian="variable" style:font-size-asian="40pt" style:font-style-asian="normal" style:font-weight-asian="normal" style:font-size-complex="40pt" style:font-style-complex="normal" style:font-weight-complex="normal"/>
    </style:style>
    <style:style style:name="T4" style:family="text">
      <style:text-properties fo:font-family="'VL Pゴシック'" style:font-pitch="variable" fo:font-size="40pt" style:font-family-asian="'VL Pゴシック'" style:font-pitch-asian="variable" style:font-size-asian="40pt" style:font-size-complex="40pt"/>
    </style:style>
    <style:style style:name="T5" style:family="text">
      <style:text-properties fo:font-family="'VL Gothic'" style:font-family-generic="swiss" style:font-pitch="variable" fo:font-size="32pt" style:font-size-asian="32pt" style:font-size-complex="32pt"/>
    </style:style>
    <style:style style:name="T6" style:family="text">
      <style:text-properties fo:font-family="'VL Gothic'" style:font-family-generic="swiss" style:font-pitch="variable" fo:font-size="44pt" style:font-size-asian="44pt" style:font-size-complex="44pt"/>
    </style:style>
    <style:style style:name="T7" style:family="text">
      <style:text-properties fo:font-family="'VL Pゴシック'" style:font-pitch="variable" fo:font-size="72pt" style:font-size-asian="72pt" style:font-size-complex="7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2" draw:layer="layout" svg:width="23.911cm" svg:height="3.506cm" svg:x="2.058cm" svg:y="0.325cm" presentation:class="title">
          <draw:text-box>
            <text:p text:style-name="P1"><text:span text:style-name="T1">おれおれ言語</text:span><text:span text:style-name="T2"> </text:span><text:span text:style-name="T2">PRPR</text:span></text:p>
          </draw:text-box>
        </draw:frame>
        <draw:frame presentation:style-name="pr2" draw:text-style-name="P3" draw:layer="layout" svg:width="14.605cm" svg:height="9.525cm" svg:x="13.97cm" svg:y="9.525cm" presentation:class="subtitle" presentation:user-transformed="true">
          <draw:text-box draw:corner-radius="10.956cm">
            <text:p text:style-name="P3"/>
            <text:p text:style-name="P3"/>
            <text:p text:style-name="P3"/>
            <text:p text:style-name="P3">@Tomoki_Imai</text:p>
          </draw:text-box>
        </draw:frame>
        <draw:frame draw:style-name="gr1" draw:text-style-name="P4" draw:layer="layout" svg:width="6.217cm" svg:height="1.974cm" svg:x="18.415cm" svg:y="13.335cm">
          <draw:text-box>
            <text:p><text:span text:style-name="T1">今井朝貴</text:span></text:p>
          </draw:text-box>
        </draw:frame>
        <presentation:notes draw:style-name="dp2">
          <draw:page-thumbnail draw:style-name="gr2"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office:forms form:automatic-focus="false" form:apply-design-mode="false"/>
        <draw:frame presentation:style-name="pr4" draw:text-style-name="P5" draw:layer="layout" svg:width="23.911cm" svg:height="3.506cm" svg:x="2.058cm" svg:y="0.325cm" presentation:class="title">
          <draw:text-box draw:corner-radius="0.024cm">
            <text:p text:style-name="P1"><text:span text:style-name="T3">PRPR</text:span><text:span text:style-name="T4">ってどんな言語？</text:span></text:p>
          </draw:text-box>
        </draw:frame>
        <draw:frame presentation:style-name="pr5" draw:text-style-name="P7" draw:layer="layout" svg:width="23.548cm" svg:height="15.927cm" svg:x="2.174cm" svg:y="3.979cm" presentation:class="outline" presentation:user-transformed="true">
          <draw:text-box draw:corner-radius="0.024cm">
            <text:list text:style-name="L4">
              <text:list-header>
                <text:p text:style-name="P6"><text:span text:style-name="T5">読み方「ぺろぺろ」</text:span></text:p>
                <text:p text:style-name="P6"><text:span text:style-name="T5"/></text:p>
                <text:p text:style-name="P6"><text:span text:style-name="T5">Ruby</text:span><text:span text:style-name="T5">と</text:span><text:span text:style-name="T5">Python</text:span><text:span text:style-name="T5">で書かれている。</text:span></text:p>
                <text:p text:style-name="P6"><text:span text:style-name="T5">Python</text:span><text:span text:style-name="T5">をプリプロセッサとして中間コードを作る</text:span></text:p>
                <text:p text:style-name="P6"><text:span text:style-name="T5">Ruby</text:span><text:span text:style-name="T5">でそのコードを処理。</text:span></text:p>
                <text:p text:style-name="P6"><text:span text:style-name="T5">For</text:span><text:span text:style-name="T5">文、</text:span><text:span text:style-name="T5">If</text:span><text:span text:style-name="T5">文サポート。</text:span></text:p>
                <text:p text:style-name="P6"><text:span text:style-name="T5">数値</text:span><text:span text:style-name="T5">(</text:span><text:span text:style-name="T5">整数と浮動小数点の区別はなし</text:span><text:span text:style-name="T5">)</text:span></text:p>
                <text:p text:style-name="P6"><text:span text:style-name="T5">文字列</text:span><text:span text:style-name="T5">(</text:span><text:span text:style-name="T5">ちょっとサポート</text:span><text:span text:style-name="T5">)</text:span></text:p>
                <text:p text:style-name="P6"><text:span text:style-name="T6">インデントでブロックを作る</text:span></text:p>
                <text:p text:style-name="P6"><text:span text:style-name="T5">教育関係の</text:span><text:span text:style-name="T5">Basic</text:span><text:span text:style-name="T5">を置き換えたい。</text:span></text:p>
              </text:list-header>
            </text:list>
          </draw:text-box>
        </draw:frame>
        <presentation:notes draw:style-name="dp2">
          <draw:page-thumbnail draw:style-name="gr2"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office:forms form:automatic-focus="false" form:apply-design-mode="false"/>
        <draw:frame presentation:style-name="pr6" draw:text-style-name="P2" draw:layer="layout" svg:width="23.911cm" svg:height="3.506cm" svg:x="2.058cm" svg:y="0.325cm" presentation:class="title" presentation:user-transformed="true">
          <draw:text-box draw:corner-radius="0.032cm">
            <text:p><text:span text:style-name="T1">見たほうがはやい！</text:span></text:p>
          </draw:text-box>
        </draw:frame>
        <draw:frame presentation:style-name="pr5" draw:text-style-name="P8" draw:layer="layout" svg:width="23.548cm" svg:height="13.231cm" svg:x="2.823cm" svg:y="6.178cm" presentation:class="outline" presentation:user-transformed="true">
          <draw:text-box draw:corner-radius="0.032cm">
            <text:list text:style-name="L4">
              <text:list-header>
                <text:p><text:span text:style-name="T7">FizzBuzz</text:span></text:p>
                <text:p><text:span text:style-name="T7"/></text:p>
                <text:p><text:span text:style-name="T7">を書いてみました。</text:span></text:p>
              </text:list-header>
            </text:list>
          </draw:text-box>
        </draw:frame>
        <presentation:notes draw:style-name="dp2">
          <draw:page-thumbnail draw:style-name="gr2"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dc:title>Recommendation of a Strategy</dc:title>
    <dc:description>Introducing developments and alternatives, recommending one or more strategies</dc:description>
    <meta:creation-date>2011-08-13T14:26:46</meta:creation-date>
    <dc:language>en-US</dc:language>
    <meta:editing-cycles>4</meta:editing-cycles>
    <meta:editing-duration>PT27M6S</meta:editing-duration>
    <meta:initial-creator>Tomoki Imai</meta:initial-creator>
    <dc:date>2011-08-13T21:55:13</dc:date>
    <dc:creator>Tomoki Imai</dc:creator>
    <meta:document-statistic meta:object-count="22"/>
    <meta:user-defined meta:name="Info 0"/>
    <meta:user-defined meta:name="Info 1"/>
    <meta:user-defined meta:name="Info 2"/>
    <meta:user-defined meta:name="Info 3"/>
    <meta:template xlink:type="simple" xlink:actuate="onRequest" xlink:title="Recommendation of a Strategy" xlink:href="../../../../usr/lib/libreoffice/basis3.3/share/template/en-US/presnt/prs-strategy.otp"/>
  </office:meta>
</office:document-meta>
</file>